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6dc92" officeooo:paragraph-rsid="0016dc92"/>
    </style:style>
    <style:style style:name="P3" style:family="paragraph" style:parent-style-name="Table_20_Contents">
      <style:text-properties officeooo:rsid="0018c4f2" officeooo:paragraph-rsid="0018c4f2"/>
    </style:style>
    <style:style style:name="P4" style:family="paragraph" style:parent-style-name="Table_20_Contents">
      <style:text-properties fo:font-weight="normal" officeooo:rsid="001d88aa" officeooo:paragraph-rsid="001d88aa" style:font-weight-asian="normal" style:font-weight-complex="normal"/>
    </style:style>
    <style:style style:name="P5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6" style:family="paragraph" style:parent-style-name="Table_20_Contents">
      <style:text-properties fo:font-weight="bold" officeooo:rsid="001d88aa" officeooo:paragraph-rsid="001d88a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88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><text:span text:style-name="T2">Use Case</text:span> Number: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5"><text:span text:style-name="T2">Written</text:span> By:</text:p>
          </table:table-cell>
          <table:table-cell table:style-name="Table1.D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Sprint Number:</text:p>
          </table:table-cell>
          <table:table-cell table:style-name="Table1.B4" office:value-type="string">
            <text:p text:style-name="P1"/>
          </table:table-cell>
          <table:table-cell table:style-name="Table1.A2" office:value-type="string">
            <text:p text:style-name="P5">Application:</text:p>
          </table:table-cell>
          <table:table-cell table:style-name="Table1.D4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Tracker ID:</text:p>
          </table:table-cell>
          <table:table-cell table:style-name="Table1.B4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4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Module:</text:p>
          </table:table-cell>
          <table:table-cell table:style-name="Table1.B4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4" office:value-type="string">
            <text:p text:style-name="P3"/>
          </table:table-cell>
        </table:table-row>
        <table:table-row>
          <table:table-cell table:style-name="Table1.A5" table:number-columns-spanned="4" office:value-type="string">
            <text:p text:style-name="P6">Use Case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4">This is the actual scenario written out. <text:s/>It should be a paragraph or two long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6">Actors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4">A list of actors who communicate with this use case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6">Priority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4" office:value-type="string">
            <text:p text:style-name="P4">How important is this use case to the project?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6">Pre-Conditions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4" office:value-type="string">
            <text:p text:style-name="P4">A list of conditions that must be true before the Use Case starts.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6">Related Use Cases</text:p>
          </table:table-cell>
          <table:covered-table-cell/>
          <table:covered-table-cell/>
          <table:covered-table-cell/>
        </table:table-row>
        <table:table-row>
          <table:table-cell table:style-name="Table1.A14" table:number-columns-spanned="4" office:value-type="string">
            <text:p text:style-name="P4">A list of use cases that were used in this one or that are related.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3:30:04.636202614</dc:date>
    <meta:editing-duration>PT28M27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16" meta:word-count="81" meta:character-count="433" meta:non-whitespace-character-count="367"/>
  </office:meta>
</office:document-meta>
</file>